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96b0" officeooo:paragraph-rsid="000a96b0"/>
    </style:style>
    <style:style style:name="P2" style:family="paragraph" style:parent-style-name="Standard">
      <style:text-properties officeooo:rsid="000b2264" officeooo:paragraph-rsid="000b2264"/>
    </style:style>
    <style:style style:name="P3" style:family="paragraph" style:parent-style-name="Standard">
      <style:text-properties officeooo:rsid="000d08df" officeooo:paragraph-rsid="000d08df"/>
    </style:style>
    <style:style style:name="P4" style:family="paragraph" style:parent-style-name="Standard">
      <style:text-properties style:text-line-through-style="solid" style:text-line-through-type="single" officeooo:rsid="000d08df" officeooo:paragraph-rsid="000d08df"/>
    </style:style>
    <style:style style:name="P5" style:family="paragraph" style:parent-style-name="Standard">
      <style:text-properties officeooo:rsid="0008f09c" officeooo:paragraph-rsid="0008f09c"/>
    </style:style>
    <style:style style:name="T1" style:family="text">
      <style:text-properties officeooo:rsid="000d08df"/>
    </style:style>
    <style:style style:name="T2" style:family="text">
      <style:text-properties officeooo:rsid="000dd86c"/>
    </style:style>
    <style:style style:name="T3" style:family="text">
      <style:text-properties officeooo:rsid="000f4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span text:style-name="T2">The</text:span> resistors on the i2c lines <text:span text:style-name="T1">(2.2k) </text:span><text:span text:style-name="T2">are pulldown </text:span><text:span text:style-name="T3">instead of</text:span><text:span text:style-name="T2"> pullup</text:span>.</text:p>
      <text:p text:style-name="P2"/>
      <text:p text:style-name="P4"/>
      <text:p text:style-name="P3"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4:10:21.556000000</dc:date>
    <meta:editing-duration>PT1H32M41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" meta:word-count="12" meta:character-count="70" meta:non-whitespace-character-count="58"/>
  </office:meta>
</office:document-meta>
</file>